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omeW04-Regular" svg:font-family="BiomeW0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iomeW04-Regular" officeooo:rsid="00104621" officeooo:paragraph-rsid="00104621"/>
    </style:style>
    <style:style style:name="P2" style:family="paragraph" style:parent-style-name="Text_20_body">
      <style:text-properties style:font-name="BiomeW04-Regular"/>
    </style:style>
    <style:style style:name="P3" style:family="paragraph" style:parent-style-name="Text_20_body">
      <style:text-properties style:font-name="BiomeW04-Regular" officeooo:rsid="00175bb0" officeooo:paragraph-rsid="00175bb0"/>
    </style:style>
    <style:style style:name="P4" style:family="paragraph" style:parent-style-name="Title">
      <style:paragraph-properties fo:break-before="page"/>
      <style:text-properties style:font-name="BiomeW04-Regular" officeooo:rsid="00175bb0" officeooo:paragraph-rsid="00175bb0"/>
    </style:style>
    <style:style style:name="P5" style:family="paragraph" style:parent-style-name="Title">
      <style:text-properties style:font-name="BiomeW04-Regular"/>
    </style:style>
    <style:style style:name="P6" style:family="paragraph" style:parent-style-name="Text_20_body">
      <style:text-properties style:font-name="BiomeW04-Regular" officeooo:paragraph-rsid="00175bb0"/>
    </style:style>
    <style:style style:name="P7" style:family="paragraph" style:parent-style-name="Heading_20_1">
      <style:text-properties style:font-name="BiomeW04-Regular" officeooo:rsid="001260fb" officeooo:paragraph-rsid="001260fb"/>
    </style:style>
    <style:style style:name="P8" style:family="paragraph" style:parent-style-name="Heading_20_1">
      <style:text-properties style:font-name="BiomeW04-Regular"/>
    </style:style>
    <style:style style:name="P9" style:family="paragraph" style:parent-style-name="Text_20_body" style:list-style-name="L1">
      <style:text-properties style:font-name="BiomeW04-Regular" officeooo:paragraph-rsid="00175bb0"/>
    </style:style>
    <style:style style:name="P10" style:family="paragraph" style:parent-style-name="Text_20_body" style:list-style-name="L1">
      <style:text-properties style:font-name="BiomeW04-Regular"/>
    </style:style>
    <style:style style:name="P11" style:family="paragraph" style:parent-style-name="Text_20_body" style:list-style-name="L1">
      <style:text-properties style:font-name="BiomeW04-Regular" officeooo:paragraph-rsid="001bda85"/>
    </style:style>
    <style:style style:name="P12" style:family="paragraph" style:parent-style-name="Text_20_body" style:list-style-name="L2">
      <style:text-properties style:font-name="BiomeW04-Regular"/>
    </style:style>
    <style:style style:name="P13" style:family="paragraph" style:parent-style-name="Text_20_body" style:list-style-name="L3">
      <style:text-properties style:font-name="BiomeW04-Regular" officeooo:rsid="00175bb0" officeooo:paragraph-rsid="00175bb0"/>
    </style:style>
    <style:style style:name="P14" style:family="paragraph" style:parent-style-name="Text_20_body" style:list-style-name="L4">
      <style:paragraph-properties fo:text-align="start" style:justify-single-word="false"/>
      <style:text-properties style:font-name="BiomeW04-Regular" officeooo:rsid="00175bb0" officeooo:paragraph-rsid="00175bb0"/>
    </style:style>
    <style:style style:name="T1" style:family="text">
      <style:text-properties officeooo:rsid="00175bb0"/>
    </style:style>
    <style:style style:name="T2" style:family="text">
      <style:text-properties officeooo:rsid="001928bd"/>
    </style:style>
    <style:style style:name="T3" style:family="text">
      <style:text-properties officeooo:rsid="001bda85"/>
    </style:style>
    <style:style style:name="T4" style:family="text">
      <style:text-properties officeooo:rsid="001c9c17"/>
    </style:style>
    <style:style style:name="T5" style:family="text">
      <style:text-properties officeooo:rsid="001ecc6f"/>
    </style:style>
    <style:style style:name="T6" style:family="text">
      <style:text-properties officeooo:rsid="002068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mpire Fleet:</text:p>
      <text:h text:style-name="P7" text:outline-level="1">Empire Warships:</text:h>
      <text:p text:style-name="P1"/>
      <text:list text:style-name="L1">
        <text:list-item>
          <text:p text:style-name="P9">Empire Wardragon (Basic; Proton; Electron; Plasma; Twin Blaster; Disruption) <text:span text:style-name="T1">{Class D Ship}</text:span></text:p>
        </text:list-item>
        <text:list-item>
          <text:p text:style-name="P10">Empire Skylark (Basic; Proton; Electron; Plasma; Twin Blaster) </text:p>
        </text:list-item>
        <text:list-item>
          <text:p text:style-name="P9">Empire Palavret <text:span text:style-name="T6">(Electron; Proton; Plasma) </text:span><text:span text:style-name="T1">{Class H Ship}</text:span></text:p>
        </text:list-item>
        <text:list-item>
          <text:p text:style-name="P9">Empire Tubfalet [+1 Fuel Pod Class H] <text:span text:style-name="T1">{Class H Ship}</text:span></text:p>
        </text:list-item>
        <text:list-item>
          <text:p text:style-name="P11"><text:span text:style-name="T3">Empire Blazer </text:span><text:span text:style-name="T4">(+3 yll”a) </text:span><text:span text:style-name="T3">{Class H Ship}</text:span></text:p>
        </text:list-item>
      </text:list>
      <text:p text:style-name="P6"/>
      <text:h text:style-name="P8" text:outline-level="1">Empire Destroyers:</text:h>
      <text:p text:style-name="P2"/>
      <text:list text:style-name="L2">
        <text:list-item>
          <text:p text:style-name="P12">Empire Galactik [+3 Cargo Transporter Class D]</text:p>
        </text:list-item>
        <text:list-item>
          <text:p text:style-name="P12">Empire Nano-Flyer [+8 yll”e +8 yll”a]</text:p>
        </text:list-item>
        <text:list-item>
          <text:p text:style-name="P12">Empire Corvette YLL”E [+10 yll”a]</text:p>
        </text:list-item>
        <text:list-item>
          <text:p text:style-name="P12">Empire Corvette YLL”A [+10 yll”e]</text:p>
        </text:list-item>
        <text:list-item>
          <text:p text:style-name="P12">Empire Kraken [+4 yll”e +4 yll”a]</text:p>
        </text:list-item>
      </text:list>
      <text:p text:style-name="P2"/>
      <text:h text:style-name="P8" text:outline-level="1">World-Ships:</text:h>
      <text:p text:style-name="P2"/>
      <text:list text:style-name="L3">
        <text:list-item>
          <text:p text:style-name="P13">Empire Fortress [+8 yll”e + 4 Cargo Transporter] {Class H Ship}</text:p>
        </text:list-item>
        <text:list-item>
          <text:p text:style-name="P13">Empire Col<text:span text:style-name="T5">i</text:span>nizer {Class H Ship}</text:p>
        </text:list-item>
      </text:list>
      <text:p text:style-name="P4">Mineria Fleet:</text:p>
      <text:h text:style-name="P8" text:outline-level="1">Empire Transporters:</text:h>
      <text:p text:style-name="P3"/>
      <text:list text:style-name="L4">
        <text:list-item>
          <text:p text:style-name="P14">Empire Classik <text:span text:style-name="T2">{Class H Ship} ((In Work))</text:span></text:p>
        </text:list-item>
        <text:list-item>
          <text:p text:style-name="P14">Empire Daggrez {Class H Ship} <text:span text:style-name="T2">((In Work))</text:span></text:p>
        </text:list-item>
        <text:list-item>
          <text:p text:style-name="P14">Empire <text:span text:style-name="T2">Shall’ok {Class H Ship} ((In Work)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omeW04-Regular" svg:font-family="BiomeW0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8:24:28.064044990</meta:creation-date>
    <dc:date>2023-06-23T18:52:30.027877377</dc:date>
    <meta:editing-duration>PT31M28S</meta:editing-duration>
    <meta:editing-cycles>13</meta:editing-cycles>
    <meta:generator>LibreOffice/7.5.3.2$Linux_X86_64 LibreOffice_project/50$Build-2</meta:generator>
    <meta:document-statistic meta:table-count="0" meta:image-count="0" meta:object-count="0" meta:page-count="2" meta:paragraph-count="21" meta:word-count="137" meta:character-count="810" meta:non-whitespace-character-count="708"/>
  </office:meta>
</office:document-meta>
</file>